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2.00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7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7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Y$7:.$Y$20];[.Y2])" office:value-type="float" office:value="10">
            <text:p>1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20"/>
          <table:table-cell office:value-type="float" office:value="2">
            <text:p>2</text:p>
          </table:table-cell>
          <table:table-cell table:formula="of:=COUNTIF([.$Y$7:.$Y$20];[.Y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1"/>
          <table:table-cell office:value-type="float" office:value="3">
            <text:p>3</text:p>
          </table:table-cell>
          <table:table-cell table:formula="of:=COUNTIF([.$Y$7:.$Y$20];[.Y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30"/>
          <table:table-cell office:value-type="string">
            <text:p>https://officepress.net/libreoffice/function/iserror.html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20"/>
          <table:table-cell table:style-name="ce14" table:formula="of:=CONCATENATE(&quot;id&quot;;&quot; (&quot;;COUNTA([.X7:.X83]);&quot;)&quot;)" office:value-type="string" office:string-value="id (77)">
            <text:p>id (77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9"/>
          <table:table-cell table:formula="of:=IF([.AH7]&lt;&gt;1;[.AH7];0)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6" table:formula="of:=COUNTA([.Z7:.AE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];1)" office:value-type="float" office:value="0">
            <text:p>#VALUE!</text:p>
          </table:table-cell>
          <table:table-cell table:formula="of:=IF(ISERROR([.AG7]);[.X7];LEFT([.X7];[.AG7]-1))" office:value-type="float" office:value="3">
            <text:p>3</text:p>
          </table:table-cell>
          <table:table-cell table:formula="of:=IF([.AH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9"/>
          <table:table-cell table:formula="of:=IF([.AH8]&lt;&gt;1;[.AH8];0)" office:value-type="float" office:value="10">
            <text:p>10</text:p>
          </table:table-cell>
          <table:table-cell table:style-name="ce15" office:value-type="float" office:value="10">
            <text:p>10</text:p>
          </table:table-cell>
          <table:table-cell table:style-name="ce16" table:formula="of:=COUNTA([.Z8:.AE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];1)" office:value-type="float" office:value="0">
            <text:p>#VALUE!</text:p>
          </table:table-cell>
          <table:table-cell table:formula="of:=IF(ISERROR([.AG8]);[.X8];LEFT([.X8];[.AG8]-1))" office:value-type="float" office:value="10">
            <text:p>10</text:p>
          </table:table-cell>
          <table:table-cell table:formula="of:=IF([.AH8]=1;1:0)" office:value-type="boolean" office:boolean-value="false">
            <text:p>FALSE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9"/>
          <table:table-cell table:formula="of:=IF([.AH9]&lt;&gt;1;[.AH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Z9:.AE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];1)" office:value-type="float" office:value="2">
            <text:p>2</text:p>
          </table:table-cell>
          <table:table-cell table:formula="of:=IF(ISERROR([.AG9]);[.X9];LEFT([.X9];[.AG9]-1)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9"/>
          <table:table-cell table:formula="of:=IF([.AH10]&lt;&gt;1;[.AH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36.376cm" svg:y="3.673cm" draw:caption-point-x="-0.61cm" draw:caption-point-y="1.54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Z10:.AE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];1)" office:value-type="float" office:value="2">
            <text:p>2</text:p>
          </table:table-cell>
          <table:table-cell table:formula="of:=IF(ISERROR([.AG10]);[.X10];LEFT([.X10];[.AG10]-1)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9"/>
          <table:table-cell table:formula="of:=IF([.AH11]&lt;&gt;1;[.AH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36.376cm" svg:y="4.268cm" draw:caption-point-x="-0.61cm" draw:caption-point-y="1.523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Z11:.AE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1];1)" office:value-type="float" office:value="2">
            <text:p>2</text:p>
          </table:table-cell>
          <table:table-cell table:formula="of:=IF(ISERROR([.AG11]);[.X11];LEFT([.X11];[.AG11]-1)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9"/>
          <table:table-cell table:formula="of:=IF([.AH12]&lt;&gt;1;[.AH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Z12:.AE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2];1)" office:value-type="float" office:value="2">
            <text:p>2</text:p>
          </table:table-cell>
          <table:table-cell table:formula="of:=IF(ISERROR([.AG12]);[.X12];LEFT([.X12];[.AG12]-1)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9"/>
          <table:table-cell table:formula="of:=IF([.AH13]&lt;&gt;1;[.AH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Z13:.AE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3];1)" office:value-type="float" office:value="4">
            <text:p>4</text:p>
          </table:table-cell>
          <table:table-cell table:formula="of:=IF(ISERROR([.AG13]);[.X13];LEFT([.X13];[.AG13]-1))" office:value-type="string" office:string-value="101">
            <text:p>10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9"/>
          <table:table-cell table:formula="of:=IF([.AH14]&lt;&gt;1;[.AH14];0)" office:value-type="string" office:string-value="109">
            <text:p>109</text:p>
          </table:table-cell>
          <table:table-cell table:style-name="ce15" office:value-type="string">
            <text:p>109</text:p>
          </table:table-cell>
          <table:table-cell table:style-name="ce17" table:formula="of:=COUNTA([.Z14:.AE14])+COUNTA([.AI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X14];1)" office:value-type="float" office:value="0">
            <text:p>#VALUE!</text:p>
          </table:table-cell>
          <table:table-cell table:formula="of:=IF(ISERROR([.AG14]);[.X14];LEFT([.X14];[.AG14]-1))" office:value-type="string" office:string-value="109">
            <text:p>109</text:p>
          </table:table-cell>
          <table:table-cell office:value-type="string">
            <text:p>2020年11月9日0:57:01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9"/>
          <table:table-cell table:formula="of:=IF([.AH15]&lt;&gt;1;[.AH15];0)" office:value-type="string" office:string-value="11">
            <text:p>11</text:p>
          </table:table-cell>
          <table:table-cell table:style-name="ce15" office:value-type="string">
            <text:p>11</text:p>
          </table:table-cell>
          <table:table-cell table:style-name="ce16" table:formula="of:=COUNTA([.Z15:.AE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5];1)" office:value-type="float" office:value="0">
            <text:p>#VALUE!</text:p>
          </table:table-cell>
          <table:table-cell table:formula="of:=IF(ISERROR([.AG15]);[.X15];LEFT([.X15];[.AG15]-1))" office:value-type="string" office:string-value="11">
            <text:p>1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9"/>
          <table:table-cell table:formula="of:=IF([.AH16]&lt;&gt;1;[.AH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Z16:.AE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6];1)" office:value-type="float" office:value="4">
            <text:p>4</text:p>
          </table:table-cell>
          <table:table-cell table:formula="of:=IF(ISERROR([.AG16]);[.X16];LEFT([.X16];[.AG16]-1))" office:value-type="string" office:string-value="110">
            <text:p>11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9"/>
          <table:table-cell table:formula="of:=IF([.AH17]&lt;&gt;1;[.AH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Z17:.AE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7];1)" office:value-type="float" office:value="4">
            <text:p>4</text:p>
          </table:table-cell>
          <table:table-cell table:formula="of:=IF(ISERROR([.AG17]);[.X17];LEFT([.X17];[.AG17]-1)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9"/>
          <table:table-cell table:formula="of:=IF([.AH18]&lt;&gt;1;[.AH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Z18:.AE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8];1)" office:value-type="float" office:value="4">
            <text:p>4</text:p>
          </table:table-cell>
          <table:table-cell table:formula="of:=IF(ISERROR([.AG18]);[.X18];LEFT([.X18];[.AG18]-1)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9"/>
          <table:table-cell table:formula="of:=IF([.AH19]&lt;&gt;1;[.AH19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Z19:.AE19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9];1)" office:value-type="float" office:value="4">
            <text:p>4</text:p>
          </table:table-cell>
          <table:table-cell table:formula="of:=IF(ISERROR([.AG19]);[.X19];LEFT([.X19];[.AG19]-1))" office:value-type="string" office:string-value="120">
            <text:p>12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9"/>
          <table:table-cell table:formula="of:=IF([.AH20]&lt;&gt;1;[.AH20];0)" office:value-type="string" office:string-value="120">
            <text:p>120</text:p>
          </table:table-cell>
          <table:table-cell table:style-name="ce15" office:value-type="string">
            <text:p>120-2:2</text:p>
          </table:table-cell>
          <table:table-cell table:style-name="ce16" table:formula="of:=COUNTA([.Z20:.AE20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0];1)" office:value-type="float" office:value="4">
            <text:p>4</text:p>
          </table:table-cell>
          <table:table-cell table:formula="of:=IF(ISERROR([.AG20]);[.X20];LEFT([.X20];[.AG20]-1))" office:value-type="string" office:string-value="120">
            <text:p>12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9"/>
          <table:table-cell table:formula="of:=IF([.AH21]&lt;&gt;1;[.AH21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Z21:.AE21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1];1)" office:value-type="float" office:value="4">
            <text:p>4</text:p>
          </table:table-cell>
          <table:table-cell table:formula="of:=IF(ISERROR([.AG21]);[.X21];LEFT([.X21];[.AG21]-1))" office:value-type="string" office:string-value="121">
            <text:p>12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2" office:value-type="string">
            <text:p>クレソン</text:p>
          </table:table-cell>
          <table:table-cell table:style-name="Default" table:number-columns-repeated="19"/>
          <table:table-cell table:formula="of:=IF([.AH22]&lt;&gt;1;[.AH22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Z22:.AE22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2];1)" office:value-type="float" office:value="4">
            <text:p>4</text:p>
          </table:table-cell>
          <table:table-cell table:formula="of:=IF(ISERROR([.AG22]);[.X22];LEFT([.X22];[.AG22]-1))" office:value-type="string" office:string-value="121">
            <text:p>121</text:p>
          </table:table-cell>
          <table:table-cell table:number-columns-repeated="983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9"/>
          <table:table-cell table:formula="of:=IF([.AH23]&lt;&gt;1;[.AH23];0)" office:value-type="string" office:string-value="125">
            <text:p>125</text:p>
          </table:table-cell>
          <table:table-cell table:style-name="ce15" office:value-type="string">
            <text:p>125</text:p>
          </table:table-cell>
          <table:table-cell table:style-name="ce16" table:formula="of:=COUNTA([.Z23:.AE23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23];1)" office:value-type="float" office:value="0">
            <text:p>#VALUE!</text:p>
          </table:table-cell>
          <table:table-cell table:formula="of:=IF(ISERROR([.AG23]);[.X23];LEFT([.X23];[.AG23]-1))" office:value-type="string" office:string-value="125">
            <text:p>125</text:p>
          </table:table-cell>
          <table:table-cell table:number-columns-repeated="983"/>
        </table:table-row>
        <table:table-row table:style-name="ro2">
          <table:table-cell/>
          <table:table-cell table:style-name="Default" table:number-columns-repeated="21"/>
          <table:table-cell table:formula="of:=IF([.AH24]&lt;&gt;1;[.AH24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Z24:.AE2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4];1)" office:value-type="float" office:value="4">
            <text:p>4</text:p>
          </table:table-cell>
          <table:table-cell table:formula="of:=IF(ISERROR([.AG24]);[.X24];LEFT([.X24];[.AG24]-1)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2" table:formula="of:=CONCATENATE(&quot;max id=&quot;;MAX([.$C$26:.$T$46]))" office:value-type="string" office:string-value="max id=178">
            <office:annotation office:display="true" draw:style-name="gr3" draw:text-style-name="P1" svg:width="8.776cm" svg:height="3.235cm" svg:x="9.164cm" svg:y="8.254cm" draw:caption-point-x="-4.122cm" draw:caption-point-y="5.63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78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A*S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H25]&lt;&gt;1;[.AH25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Z25:.AE25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5];1)" office:value-type="float" office:value="4">
            <text:p>4</text:p>
          </table:table-cell>
          <table:table-cell table:formula="of:=IF(ISERROR([.AG25]);[.X25];LEFT([.X25];[.AG25]-1))" office:value-type="string" office:string-value="126">
            <text:p>126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office:annotation draw:style-name="gr4" draw:text-style-name="P1" svg:width="2.899cm" svg:height="0.669cm" svg:x="6.91cm" svg:y="13.069cm" draw:caption-point-x="-0.61cm" draw:caption-point-y="1.394cm">
              <dc:creator>ik</dc:creator>
              <dc:date>2020-11-13T00:00:00</dc:date>
              <text:p text:style-name="P1"><text:span text:style-name="T1">色：シアン１０</text:span></text:p>
            </office:annotation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61">
            <text:p>161</text:p>
          </table:table-cell>
          <table:table-cell office:value-type="string">
            <text:p>*</text:p>
          </table:table-cell>
          <table:table-cell/>
          <table:table-cell table:formula="of:=IF([.AH26]&lt;&gt;1;[.AH26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Z26:.AE2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6];1)" office:value-type="float" office:value="4">
            <text:p>4</text:p>
          </table:table-cell>
          <table:table-cell table:formula="of:=IF(ISERROR([.AG26]);[.X26];LEFT([.X26];[.AG26]-1))" office:value-type="string" office:string-value="127">
            <text:p>12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62">
            <text:p>162</text:p>
          </table:table-cell>
          <table:table-cell office:value-type="string">
            <text:p>*</text:p>
          </table:table-cell>
          <table:table-cell/>
          <table:table-cell table:formula="of:=IF([.AH27]&lt;&gt;1;[.AH27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Z27:.AE27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7];1)" office:value-type="float" office:value="4">
            <text:p>4</text:p>
          </table:table-cell>
          <table:table-cell table:formula="of:=IF(ISERROR([.AG27]);[.X27];LEFT([.X27];[.AG27]-1))" office:value-type="string" office:string-value="129">
            <text:p>12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63">
            <text:p>163</text:p>
          </table:table-cell>
          <table:table-cell office:value-type="string">
            <text:p>*</text:p>
          </table:table-cell>
          <table:table-cell/>
          <table:table-cell table:formula="of:=IF([.AH28]&lt;&gt;1;[.AH28];0)" office:value-type="string" office:string-value="137">
            <text:p>137</text:p>
          </table:table-cell>
          <table:table-cell table:style-name="ce15" office:value-type="string">
            <text:p>137-1:3</text:p>
          </table:table-cell>
          <table:table-cell table:style-name="ce16" table:formula="of:=COUNTA([.Z28:.AE28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8];1)" office:value-type="float" office:value="4">
            <text:p>4</text:p>
          </table:table-cell>
          <table:table-cell table:formula="of:=IF(ISERROR([.AG28]);[.X28];LEFT([.X28];[.AG28]-1)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64">
            <text:p>164</text:p>
          </table:table-cell>
          <table:table-cell office:value-type="string">
            <text:p>*</text:p>
          </table:table-cell>
          <table:table-cell/>
          <table:table-cell table:formula="of:=IF([.AH29]&lt;&gt;1;[.AH29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Z29:.AE29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9];1)" office:value-type="float" office:value="4">
            <text:p>4</text:p>
          </table:table-cell>
          <table:table-cell table:formula="of:=IF(ISERROR([.AG29]);[.X29];LEFT([.X29];[.AG29]-1)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65">
            <text:p>165</text:p>
          </table:table-cell>
          <table:table-cell office:value-type="string">
            <text:p>*</text:p>
          </table:table-cell>
          <table:table-cell/>
          <table:table-cell table:formula="of:=IF([.AH30]&lt;&gt;1;[.AH30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Z30:.AE30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30];1)" office:value-type="float" office:value="4">
            <text:p>4</text:p>
          </table:table-cell>
          <table:table-cell table:formula="of:=IF(ISERROR([.AG30]);[.X30];LEFT([.X30];[.AG30]-1)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7"/>
          <table:table-cell table:style-name="ce12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66">
            <text:p>166</text:p>
          </table:table-cell>
          <table:table-cell office:value-type="string">
            <text:p>*</text:p>
          </table:table-cell>
          <table:table-cell/>
          <table:table-cell table:formula="of:=IF([.AH31]&lt;&gt;1;[.AH31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Z31:.AE31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1];1)" office:value-type="float" office:value="4">
            <text:p>4</text:p>
          </table:table-cell>
          <table:table-cell table:formula="of:=IF(ISERROR([.AG31]);[.X31];LEFT([.X31];[.AG31]-1)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67">
            <text:p>167</text:p>
          </table:table-cell>
          <table:table-cell office:value-type="string">
            <text:p>*</text:p>
          </table:table-cell>
          <table:table-cell/>
          <table:table-cell table:formula="of:=IF([.AH32]&lt;&gt;1;[.AH32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Z32:.AE32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32];1)" office:value-type="float" office:value="4">
            <text:p>4</text:p>
          </table:table-cell>
          <table:table-cell table:formula="of:=IF(ISERROR([.AG32]);[.X32];LEFT([.X32];[.AG32]-1)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68">
            <text:p>168</text:p>
          </table:table-cell>
          <table:table-cell office:value-type="string">
            <text:p>*</text:p>
          </table:table-cell>
          <table:table-cell/>
          <table:table-cell table:formula="of:=IF([.AH33]&lt;&gt;1;[.AH33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Z33:.AE33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3];1)" office:value-type="float" office:value="4">
            <text:p>4</text:p>
          </table:table-cell>
          <table:table-cell table:formula="of:=IF(ISERROR([.AG33]);[.X33];LEFT([.X33];[.AG33]-1)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69">
            <text:p>169</text:p>
          </table:table-cell>
          <table:table-cell office:value-type="string">
            <text:p>*</text:p>
          </table:table-cell>
          <table:table-cell/>
          <table:table-cell table:formula="of:=IF([.AH34]&lt;&gt;1;[.AH34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Z34:.AE34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4];1)" office:value-type="float" office:value="3">
            <text:p>3</text:p>
          </table:table-cell>
          <table:table-cell table:formula="of:=IF(ISERROR([.AG34]);[.X34];LEFT([.X34];[.AG34]-1)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70">
            <text:p>170</text:p>
          </table:table-cell>
          <table:table-cell office:value-type="string">
            <text:p>*</text:p>
          </table:table-cell>
          <table:table-cell/>
          <table:table-cell table:formula="of:=IF([.AH35]&lt;&gt;1;[.AH35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Z35:.AE35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5];1)" office:value-type="float" office:value="3">
            <text:p>3</text:p>
          </table:table-cell>
          <table:table-cell table:formula="of:=IF(ISERROR([.AG35]);[.X35];LEFT([.X35];[.AG35]-1)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1">
            <text:p>171</text:p>
          </table:table-cell>
          <table:table-cell office:value-type="string">
            <text:p>*</text:p>
          </table:table-cell>
          <table:table-cell/>
          <table:table-cell table:formula="of:=IF([.AH36]&lt;&gt;1;[.AH36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Z36:.AE36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6];1)" office:value-type="float" office:value="3">
            <text:p>3</text:p>
          </table:table-cell>
          <table:table-cell table:formula="of:=IF(ISERROR([.AG36]);[.X36];LEFT([.X36];[.AG36]-1)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72">
            <text:p>172</text:p>
          </table:table-cell>
          <table:table-cell office:value-type="string">
            <text:p>*</text:p>
          </table:table-cell>
          <table:table-cell/>
          <table:table-cell table:formula="of:=IF([.AH37]&lt;&gt;1;[.AH37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Z37:.AE37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7];1)" office:value-type="float" office:value="3">
            <text:p>3</text:p>
          </table:table-cell>
          <table:table-cell table:formula="of:=IF(ISERROR([.AG37]);[.X37];LEFT([.X37];[.AG37]-1)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73">
            <text:p>173</text:p>
          </table:table-cell>
          <table:table-cell office:value-type="string">
            <text:p>*</text:p>
          </table:table-cell>
          <table:table-cell/>
          <table:table-cell table:formula="of:=IF([.AH38]&lt;&gt;1;[.AH38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Z38:.AE38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8];1)" office:value-type="float" office:value="4">
            <text:p>4</text:p>
          </table:table-cell>
          <table:table-cell table:formula="of:=IF(ISERROR([.AG38]);[.X38];LEFT([.X38];[.AG38]-1))" office:value-type="string" office:string-value="141">
            <text:p>141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7" table:number-columns-repeated="12"/>
          <table:table-cell table:style-name="ce7" office:value-type="float" office:value="93">
            <text:p>93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74">
            <text:p>174</text:p>
          </table:table-cell>
          <table:table-cell office:value-type="string">
            <text:p>*</text:p>
          </table:table-cell>
          <table:table-cell/>
          <table:table-cell table:formula="of:=IF([.AH39]&lt;&gt;1;[.AH39];0)" office:value-type="string" office:string-value="142">
            <text:p>142</text:p>
          </table:table-cell>
          <table:table-cell table:style-name="ce15" office:value-type="string">
            <text:p>142</text:p>
          </table:table-cell>
          <table:table-cell table:style-name="ce16" table:formula="of:=COUNTA([.Z39:.AE39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9];1)" office:value-type="float" office:value="0">
            <text:p>#VALUE!</text:p>
          </table:table-cell>
          <table:table-cell table:formula="of:=IF(ISERROR([.AG39]);[.X39];LEFT([.X39];[.AG39]-1))" office:value-type="string" office:string-value="142">
            <text:p>142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5">
            <text:p>175</text:p>
          </table:table-cell>
          <table:table-cell office:value-type="string">
            <text:p>*</text:p>
          </table:table-cell>
          <table:table-cell/>
          <table:table-cell table:formula="of:=IF([.AH40]&lt;&gt;1;[.AH40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Z40:.AE40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0];1)" office:value-type="float" office:value="4">
            <text:p>4</text:p>
          </table:table-cell>
          <table:table-cell table:formula="of:=IF(ISERROR([.AG40]);[.X40];LEFT([.X40];[.AG40]-1)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7" table:number-columns-repeated="14"/>
          <table:table-cell table:style-name="ce7" office:value-type="float" office:value="109">
            <text:p>109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76">
            <text:p>176</text:p>
          </table:table-cell>
          <table:table-cell office:value-type="string">
            <text:p>*</text:p>
          </table:table-cell>
          <table:table-cell/>
          <table:table-cell table:formula="of:=IF([.AH41]&lt;&gt;1;[.AH41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Z41:.AE41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1];1)" office:value-type="float" office:value="4">
            <text:p>4</text:p>
          </table:table-cell>
          <table:table-cell table:formula="of:=IF(ISERROR([.AG41]);[.X41];LEFT([.X41];[.AG41]-1)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77">
            <text:p>177</text:p>
          </table:table-cell>
          <table:table-cell office:value-type="string">
            <text:p>*</text:p>
          </table:table-cell>
          <table:table-cell/>
          <table:table-cell table:formula="of:=IF([.AH42]&lt;&gt;1;[.AH42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Z42:.AE42])" office:value-type="float" office:value="3">
            <text:p>3</text:p>
          </table:table-cell>
          <table:table-cell table:style-name="ce18" office:value-type="string">
            <text:p>2020年11月9日23:50:48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42];1)" office:value-type="float" office:value="4">
            <text:p>4</text:p>
          </table:table-cell>
          <table:table-cell table:formula="of:=IF(ISERROR([.AG42]);[.X42];LEFT([.X42];[.AG42]-1))" office:value-type="string" office:string-value="154">
            <text:p>15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R</text:p>
          </table:table-cell>
          <table:table-cell table:style-name="ce7" table:number-columns-repeated="16"/>
          <table:table-cell table:style-name="ce7" office:value-type="float" office:value="142">
            <text:p>142</text:p>
          </table:table-cell>
          <table:table-cell table:style-name="ce7" office:value-type="float" office:value="178">
            <text:p>178</text:p>
          </table:table-cell>
          <table:table-cell office:value-type="string">
            <text:p>*</text:p>
          </table:table-cell>
          <table:table-cell/>
          <table:table-cell table:formula="of:=IF([.AH43]&lt;&gt;1;[.AH43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Z43:.AE43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3];1)" office:value-type="float" office:value="4">
            <text:p>4</text:p>
          </table:table-cell>
          <table:table-cell table:formula="of:=IF(ISERROR([.AG43]);[.X43];LEFT([.X43];[.AG43]-1))" office:value-type="string" office:string-value="158">
            <text:p>15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S</text:p>
          </table:table-cell>
          <table:table-cell table:style-name="ce6" table:number-columns-repeated="17"/>
          <table:table-cell table:style-name="ce6" office:value-type="float" office:value="160">
            <text:p>160</text:p>
          </table:table-cell>
          <table:table-cell office:value-type="string">
            <text:p>*</text:p>
          </table:table-cell>
          <table:table-cell/>
          <table:table-cell table:formula="of:=IF([.AH44]&lt;&gt;1;[.AH44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Z44:.AE44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4];1)" office:value-type="float" office:value="4">
            <text:p>4</text:p>
          </table:table-cell>
          <table:table-cell table:formula="of:=IF(ISERROR([.AG44]);[.X44];LEFT([.X44];[.AG44]-1))" office:value-type="string" office:string-value="159">
            <text:p>159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5]&lt;&gt;1;[.AH45];0)" office:value-type="string" office:string-value="16">
            <text:p>16</text:p>
          </table:table-cell>
          <table:table-cell table:style-name="ce15" office:value-type="string">
            <text:p>16</text:p>
          </table:table-cell>
          <table:table-cell table:style-name="ce16" table:formula="of:=COUNTA([.Z45:.AE4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45];1)" office:value-type="float" office:value="0">
            <text:p>#VALUE!</text:p>
          </table:table-cell>
          <table:table-cell table:formula="of:=IF(ISERROR([.AG45]);[.X45];LEFT([.X45];[.AG45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6]&lt;&gt;1;[.AH46];0)" office:value-type="string" office:string-value="160">
            <text:p>160</text:p>
          </table:table-cell>
          <table:table-cell table:style-name="ce15" office:value-type="string">
            <text:p>160-3</text:p>
          </table:table-cell>
          <table:table-cell table:style-name="ce16" table:formula="of:=COUNTA([.Z46:.AE46])" office:value-type="float" office:value="2">
            <text:p>2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6];1)" office:value-type="float" office:value="4">
            <text:p>4</text:p>
          </table:table-cell>
          <table:table-cell table:formula="of:=IF(ISERROR([.AG46]);[.X46];LEFT([.X46];[.AG46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number-columns-repeated="19" office:value-type="string">
            <text:p>*</text:p>
          </table:table-cell>
          <table:table-cell table:formula="of:=[.B25]" office:value-type="string" office:string-value="max id=178">
            <text:p>max id=178</text:p>
          </table:table-cell>
          <table:table-cell/>
          <table:table-cell table:formula="of:=IF([.AH47]&lt;&gt;1;[.AH47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Z47:.AE47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7];1)" office:value-type="float" office:value="3">
            <text:p>3</text:p>
          </table:table-cell>
          <table:table-cell table:formula="of:=IF(ISERROR([.AG47]);[.X47];LEFT([.X47];[.AG47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2"/>
          <table:table-cell table:formula="of:=IF([.AH48]&lt;&gt;1;[.AH48];0)" office:value-type="string" office:string-value="2">
            <text:p>2</text:p>
          </table:table-cell>
          <table:table-cell table:style-name="ce15" office:value-type="string">
            <text:p>2-2:2</text:p>
          </table:table-cell>
          <table:table-cell table:style-name="ce16" table:formula="of:=COUNTA([.Z48:.AE48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8];1)" office:value-type="float" office:value="2">
            <text:p>2</text:p>
          </table:table-cell>
          <table:table-cell table:formula="of:=IF(ISERROR([.AG48]);[.X48];LEFT([.X48];[.AG48]-1)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2"/>
          <table:table-cell table:formula="of:=IF([.AH49]&lt;&gt;1;[.AH49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Z49:.AE49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9];1)" office:value-type="float" office:value="2">
            <text:p>2</text:p>
          </table:table-cell>
          <table:table-cell table:formula="of:=IF(ISERROR([.AG49]);[.X49];LEFT([.X49];[.AG49]-1)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7"/>
          <table:table-cell table:formula="of:=IF([.AH50]&lt;&gt;1;[.AH50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Z50:.AE50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0];1)" office:value-type="float" office:value="3">
            <text:p>3</text:p>
          </table:table-cell>
          <table:table-cell table:formula="of:=IF(ISERROR([.AG50]);[.X50];LEFT([.X50];[.AG50]-1))" office:value-type="string" office:string-value="21">
            <text:p>21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7"/>
          <table:table-cell table:formula="of:=IF([.AH51]&lt;&gt;1;[.AH51];0)" office:value-type="string" office:string-value="22">
            <text:p>22</text:p>
          </table:table-cell>
          <table:table-cell table:style-name="ce15" office:value-type="string">
            <text:p>22</text:p>
          </table:table-cell>
          <table:table-cell table:style-name="ce16" table:formula="of:=COUNTA([.Z51:.AE51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51];1)" office:value-type="float" office:value="0">
            <text:p>#VALUE!</text:p>
          </table:table-cell>
          <table:table-cell table:formula="of:=IF(ISERROR([.AG51]);[.X51];LEFT([.X51];[.AG51]-1))" office:value-type="string" office:string-value="22">
            <text:p>22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2"/>
          <table:table-cell table:formula="of:=IF([.AH52]&lt;&gt;1;[.AH52];0)" office:value-type="string" office:string-value="23">
            <text:p>23</text:p>
          </table:table-cell>
          <table:table-cell table:style-name="ce15" office:value-type="string">
            <text:p>23</text:p>
          </table:table-cell>
          <table:table-cell table:style-name="ce16" table:formula="of:=COUNTA([.Z52:.AE5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2];1)" office:value-type="float" office:value="0">
            <text:p>#VALUE!</text:p>
          </table:table-cell>
          <table:table-cell table:formula="of:=IF(ISERROR([.AG52]);[.X52];LEFT([.X52];[.AG52]-1))" office:value-type="string" office:string-value="23">
            <text:p>23</text:p>
          </table:table-cell>
          <table:table-cell table:number-columns-repeated="976"/>
          <table:table-cell table:style-name="Default" table:number-columns-repeated="7"/>
        </table:table-row>
        <table:table-row table:style-name="ro5">
          <table:table-cell table:number-columns-repeated="22"/>
          <table:table-cell table:formula="of:=IF([.AH53]&lt;&gt;1;[.AH53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Z53:.AE53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53];1)" office:value-type="float" office:value="3">
            <text:p>3</text:p>
          </table:table-cell>
          <table:table-cell table:formula="of:=IF(ISERROR([.AG53]);[.X53];LEFT([.X53];[.AG53]-1))" office:value-type="string" office:string-value="27">
            <text:p>27</text:p>
          </table:table-cell>
          <table:table-cell table:number-columns-repeated="976"/>
          <table:table-cell table:style-name="Default" table:number-columns-repeated="7"/>
        </table:table-row>
        <table:table-row table:style-name="ro5">
          <table:table-cell/>
          <table:table-cell table:style-name="ce2"/>
          <table:table-cell table:style-name="ce9" table:number-columns-repeated="7"/>
          <table:table-cell table:number-columns-repeated="13"/>
          <table:table-cell table:formula="of:=IF([.AH54]&lt;&gt;1;[.AH54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Z54:.AE54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4];1)" office:value-type="float" office:value="3">
            <text:p>3</text:p>
          </table:table-cell>
          <table:table-cell table:formula="of:=IF(ISERROR([.AG54]);[.X54];LEFT([.X54];[.AG54]-1)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</table:table-row>
        <table:table-row table:style-name="ro5">
          <table:table-cell/>
          <table:table-cell table:style-name="ce3"/>
          <table:table-cell table:style-name="ce10" table:number-columns-repeated="2"/>
          <table:table-cell table:style-name="ce7" table:number-columns-repeated="5"/>
          <table:table-cell table:number-columns-repeated="13"/>
          <table:table-cell table:formula="of:=IF([.AH55]&lt;&gt;1;[.AH55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Z55:.AE55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5];1)" office:value-type="float" office:value="3">
            <text:p>3</text:p>
          </table:table-cell>
          <table:table-cell table:formula="of:=IF(ISERROR([.AG55]);[.X55];LEFT([.X55];[.AG55]-1)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56]&lt;&gt;1;[.AH56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Z56:.AE5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6];1)" office:value-type="float" office:value="2">
            <text:p>2</text:p>
          </table:table-cell>
          <table:table-cell table:formula="of:=IF(ISERROR([.AG56]);[.X56];LEFT([.X56];[.AG56]-1)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57]&lt;&gt;1;[.AH57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Z57:.AE5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7];1)" office:value-type="float" office:value="2">
            <text:p>2</text:p>
          </table:table-cell>
          <table:table-cell table:formula="of:=IF(ISERROR([.AG57]);[.X57];LEFT([.X57];[.AG57]-1)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58]&lt;&gt;1;[.AH58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Z58:.AE58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8];1)" office:value-type="float" office:value="2">
            <text:p>2</text:p>
          </table:table-cell>
          <table:table-cell table:formula="of:=IF(ISERROR([.AG58]);[.X58];LEFT([.X58];[.AG58]-1))" office:value-type="string" office:string-value="4">
            <text:p>4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59]&lt;&gt;1;[.AH59];0)" office:value-type="string" office:string-value="4">
            <text:p>4</text:p>
          </table:table-cell>
          <table:table-cell table:style-name="ce15" office:value-type="string">
            <text:p>4-1:3</text:p>
          </table:table-cell>
          <table:table-cell table:style-name="ce16" table:formula="of:=COUNTA([.Z59:.AE59])" office:value-type="float" office:value="1">
            <text:p>1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9];1)" office:value-type="float" office:value="2">
            <text:p>2</text:p>
          </table:table-cell>
          <table:table-cell table:formula="of:=IF(ISERROR([.AG59]);[.X59];LEFT([.X59];[.AG59]-1))" office:value-type="string" office:string-value="4">
            <text:p>4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0]&lt;&gt;1;[.AH60];0)" office:value-type="string" office:string-value="4">
            <text:p>4</text:p>
          </table:table-cell>
          <table:table-cell table:style-name="ce15" office:value-type="string">
            <text:p>4-2:2</text:p>
          </table:table-cell>
          <table:table-cell table:style-name="ce16" table:formula="of:=COUNTA([.Z60:.AE60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0];1)" office:value-type="float" office:value="2">
            <text:p>2</text:p>
          </table:table-cell>
          <table:table-cell table:formula="of:=IF(ISERROR([.AG60]);[.X60];LEFT([.X60];[.AG60]-1))" office:value-type="string" office:string-value="4">
            <text:p>4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1]&lt;&gt;1;[.AH61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Z61:.AE6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61];1)" office:value-type="float" office:value="2">
            <text:p>2</text:p>
          </table:table-cell>
          <table:table-cell table:formula="of:=IF(ISERROR([.AG61]);[.X61];LEFT([.X61];[.AG61]-1))" office:value-type="string" office:string-value="5">
            <text:p>5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2]&lt;&gt;1;[.AH62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Z62:.AE62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2];1)" office:value-type="float" office:value="2">
            <text:p>2</text:p>
          </table:table-cell>
          <table:table-cell table:formula="of:=IF(ISERROR([.AG62]);[.X62];LEFT([.X62];[.AG62]-1))" office:value-type="string" office:string-value="6">
            <text:p>6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3]&lt;&gt;1;[.AH63];0)" office:value-type="string" office:string-value="68">
            <text:p>68</text:p>
          </table:table-cell>
          <table:table-cell table:style-name="ce15" office:value-type="string">
            <text:p>68-2:2</text:p>
          </table:table-cell>
          <table:table-cell table:style-name="ce16" table:formula="of:=COUNTA([.Z63:.AE63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3];1)" office:value-type="float" office:value="3">
            <text:p>3</text:p>
          </table:table-cell>
          <table:table-cell table:formula="of:=IF(ISERROR([.AG63]);[.X63];LEFT([.X63];[.AG63]-1))" office:value-type="string" office:string-value="68">
            <text:p>68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4]&lt;&gt;1;[.AH64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Z64:.AE64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4];1)" office:value-type="float" office:value="3">
            <text:p>3</text:p>
          </table:table-cell>
          <table:table-cell table:formula="of:=IF(ISERROR([.AG64]);[.X64];LEFT([.X64];[.AG64]-1))" office:value-type="string" office:string-value="68">
            <text:p>68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5]&lt;&gt;1;[.AH65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Z65:.AE65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5];1)" office:value-type="float" office:value="3">
            <text:p>3</text:p>
          </table:table-cell>
          <table:table-cell table:formula="of:=IF(ISERROR([.AG65]);[.X65];LEFT([.X65];[.AG65]-1))" office:value-type="string" office:string-value="68">
            <text:p>68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6]&lt;&gt;1;[.AH66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Z66:.AE66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6];1)" office:value-type="float" office:value="3">
            <text:p>3</text:p>
          </table:table-cell>
          <table:table-cell table:formula="of:=IF(ISERROR([.AG66]);[.X66];LEFT([.X66];[.AG66]-1))" office:value-type="string" office:string-value="68">
            <text:p>68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7]&lt;&gt;1;[.AH67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Z67:.AE67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7];1)" office:value-type="float" office:value="3">
            <text:p>3</text:p>
          </table:table-cell>
          <table:table-cell table:formula="of:=IF(ISERROR([.AG67]);[.X67];LEFT([.X67];[.AG67]-1))" office:value-type="string" office:string-value="69">
            <text:p>69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8]&lt;&gt;1;[.AH68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Z68:.AE68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68];1)" office:value-type="float" office:value="3">
            <text:p>3</text:p>
          </table:table-cell>
          <table:table-cell table:formula="of:=IF(ISERROR([.AG68]);[.X68];LEFT([.X68];[.AG68]-1))" office:value-type="string" office:string-value="69">
            <text:p>69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69]&lt;&gt;1;[.AH69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Z69:.AE69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69];1)" office:value-type="float" office:value="3">
            <text:p>3</text:p>
          </table:table-cell>
          <table:table-cell table:formula="of:=IF(ISERROR([.AG69]);[.X69];LEFT([.X69];[.AG69]-1)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0]&lt;&gt;1;[.AH70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Z70:.AE70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0];1)" office:value-type="float" office:value="3">
            <text:p>3</text:p>
          </table:table-cell>
          <table:table-cell table:formula="of:=IF(ISERROR([.AG70]);[.X70];LEFT([.X70];[.AG70]-1))" office:value-type="string" office:string-value="69">
            <text:p>69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71]&lt;&gt;1;[.AH71];0)" office:value-type="string" office:string-value="7">
            <text:p>7</text:p>
          </table:table-cell>
          <table:table-cell table:style-name="ce15" office:value-type="string">
            <text:p>7</text:p>
          </table:table-cell>
          <table:table-cell table:style-name="ce16" table:formula="of:=COUNTA([.Z71:.AE71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1];1)" office:value-type="float" office:value="0">
            <text:p>#VALUE!</text:p>
          </table:table-cell>
          <table:table-cell table:formula="of:=IF(ISERROR([.AG71]);[.X71];LEFT([.X71];[.AG71]-1))" office:value-type="string" office:string-value="7">
            <text:p>7</text:p>
          </table:table-cell>
          <table:table-cell table:formula="of:=ISERROR([.AH71])" office:value-type="boolean" office:boolean-value="false">
            <text:p>FALSE</text:p>
          </table:table-cell>
          <table:table-cell table:number-columns-repeated="982"/>
        </table:table-row>
        <table:table-row table:style-name="ro5">
          <table:table-cell/>
          <table:table-cell table:style-name="ce2"/>
          <table:table-cell table:style-name="ce9" table:number-columns-repeated="7"/>
          <table:table-cell table:number-columns-repeated="13"/>
          <table:table-cell table:formula="of:=IF([.AH72]&lt;&gt;1;[.AH72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Z72:.AE7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2];1)" office:value-type="float" office:value="3">
            <text:p>3</text:p>
          </table:table-cell>
          <table:table-cell table:formula="of:=IF(ISERROR([.AG72]);[.X72];LEFT([.X72];[.AG72]-1))" office:value-type="string" office:string-value="70">
            <text:p>7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10" table:number-columns-repeated="2"/>
          <table:table-cell table:style-name="ce7" table:number-columns-repeated="5"/>
          <table:table-cell table:number-columns-repeated="13"/>
          <table:table-cell table:formula="of:=IF([.AH73]&lt;&gt;1;[.AH73];0)" office:value-type="string" office:string-value="70">
            <text:p>70</text:p>
          </table:table-cell>
          <table:table-cell table:style-name="ce15" office:value-type="string">
            <text:p>70-2:2</text:p>
          </table:table-cell>
          <table:table-cell table:style-name="ce16" table:formula="of:=COUNTA([.Z73:.AE73])" office:value-type="float" office:value="1">
            <text:p>1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3];1)" office:value-type="float" office:value="3">
            <text:p>3</text:p>
          </table:table-cell>
          <table:table-cell table:formula="of:=IF(ISERROR([.AG73]);[.X73];LEFT([.X73];[.AG73]-1))" office:value-type="string" office:string-value="70">
            <text:p>70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74]&lt;&gt;1;[.AH74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Z74:.AE7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4];1)" office:value-type="float" office:value="3">
            <text:p>3</text:p>
          </table:table-cell>
          <table:table-cell table:formula="of:=IF(ISERROR([.AG74]);[.X74];LEFT([.X74];[.AG74]-1))" office:value-type="string" office:string-value="71">
            <text:p>71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75]&lt;&gt;1;[.AH75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Z75:.AE75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5];1)" office:value-type="float" office:value="3">
            <text:p>3</text:p>
          </table:table-cell>
          <table:table-cell table:formula="of:=IF(ISERROR([.AG75]);[.X75];LEFT([.X75];[.AG75]-1))" office:value-type="string" office:string-value="73">
            <text:p>73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76]&lt;&gt;1;[.AH76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Z76:.AE76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6];1)" office:value-type="float" office:value="3">
            <text:p>3</text:p>
          </table:table-cell>
          <table:table-cell table:formula="of:=IF(ISERROR([.AG76]);[.X76];LEFT([.X76];[.AG76]-1))" office:value-type="string" office:string-value="74">
            <text:p>74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77]&lt;&gt;1;[.AH77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Z77:.AE77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7];1)" office:value-type="float" office:value="3">
            <text:p>3</text:p>
          </table:table-cell>
          <table:table-cell table:formula="of:=IF(ISERROR([.AG77]);[.X77];LEFT([.X77];[.AG77]-1))" office:value-type="string" office:string-value="74">
            <text:p>74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78]&lt;&gt;1;[.AH78];0)" office:value-type="string" office:string-value="8">
            <text:p>8</text:p>
          </table:table-cell>
          <table:table-cell table:style-name="ce15" office:value-type="string">
            <text:p>8</text:p>
          </table:table-cell>
          <table:table-cell table:style-name="ce16" table:formula="of:=COUNTA([.Z78:.AE78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8];1)" office:value-type="float" office:value="0">
            <text:p>#VALUE!</text:p>
          </table:table-cell>
          <table:table-cell table:formula="of:=IF(ISERROR([.AG78]);[.X78];LEFT([.X78];[.AG78]-1))" office:value-type="string" office:string-value="8">
            <text:p>8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79]&lt;&gt;1;[.AH79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Z79:.AE79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9];1)" office:value-type="float" office:value="3">
            <text:p>3</text:p>
          </table:table-cell>
          <table:table-cell table:formula="of:=IF(ISERROR([.AG79]);[.X79];LEFT([.X79];[.AG79]-1))" office:value-type="string" office:string-value="82">
            <text:p>82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0]&lt;&gt;1;[.AH80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Z80:.AE80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0];1)" office:value-type="float" office:value="3">
            <text:p>3</text:p>
          </table:table-cell>
          <table:table-cell table:formula="of:=IF(ISERROR([.AG80]);[.X80];LEFT([.X80];[.AG80]-1))" office:value-type="string" office:string-value="82">
            <text:p>82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1]&lt;&gt;1;[.AH81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Z81:.AE81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1];1)" office:value-type="float" office:value="3">
            <text:p>3</text:p>
          </table:table-cell>
          <table:table-cell table:formula="of:=IF(ISERROR([.AG81]);[.X81];LEFT([.X81];[.AG81]-1))" office:value-type="string" office:string-value="82">
            <text:p>82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2]&lt;&gt;1;[.AH82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Z82:.AE82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2];1)" office:value-type="float" office:value="3">
            <text:p>3</text:p>
          </table:table-cell>
          <table:table-cell table:formula="of:=IF(ISERROR([.AG82]);[.X82];LEFT([.X82];[.AG82]-1))" office:value-type="string" office:string-value="83">
            <text:p>83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3]&lt;&gt;1;[.AH83];0)" office:value-type="string" office:string-value="9">
            <text:p>9</text:p>
          </table:table-cell>
          <table:table-cell table:style-name="ce15" office:value-type="string">
            <text:p>9</text:p>
          </table:table-cell>
          <table:table-cell table:style-name="ce16" table:formula="of:=COUNTA([.Z83:.AE83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3];1)" office:value-type="float" office:value="0">
            <text:p>#VALUE!</text:p>
          </table:table-cell>
          <table:table-cell table:formula="of:=IF(ISERROR([.AG83]);[.X83];LEFT([.X83];[.AG83]-1))" office:value-type="string" office:string-value="9">
            <text:p>9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4]&lt;&gt;1;[.AH84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Z84:.AE84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4];1)" office:value-type="float" office:value="3">
            <text:p>3</text:p>
          </table:table-cell>
          <table:table-cell table:formula="of:=IF(ISERROR([.AG84]);[.X84];LEFT([.X84];[.AG84]-1))" office:value-type="string" office:string-value="91">
            <text:p>91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5]&lt;&gt;1;[.AH85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Z85:.AE85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85];1)" office:value-type="float" office:value="3">
            <text:p>3</text:p>
          </table:table-cell>
          <table:table-cell table:formula="of:=IF(ISERROR([.AG85]);[.X85];LEFT([.X85];[.AG85]-1))" office:value-type="string" office:string-value="91">
            <text:p>91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6]&lt;&gt;1;[.AH86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Z86:.AE86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6];1)" office:value-type="float" office:value="3">
            <text:p>3</text:p>
          </table:table-cell>
          <table:table-cell table:formula="of:=IF(ISERROR([.AG86]);[.X86];LEFT([.X86];[.AG86]-1))" office:value-type="string" office:string-value="91">
            <text:p>91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87]&lt;&gt;1;[.AH87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Z87:.AE87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7];1)" office:value-type="float" office:value="3">
            <text:p>3</text:p>
          </table:table-cell>
          <table:table-cell table:formula="of:=IF(ISERROR([.AG87]);[.X87];LEFT([.X87];[.AG87]-1)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8]&lt;&gt;1;[.AH88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Z88:.AE88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8];1)" office:value-type="float" office:value="3">
            <text:p>3</text:p>
          </table:table-cell>
          <table:table-cell table:formula="of:=IF(ISERROR([.AG88]);[.X88];LEFT([.X88];[.AG88]-1)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9]&lt;&gt;1;[.AH89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Z89:.AE8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9];1)" office:value-type="float" office:value="3">
            <text:p>3</text:p>
          </table:table-cell>
          <table:table-cell table:formula="of:=IF(ISERROR([.AG89]);[.X89];LEFT([.X89];[.AG89]-1))" office:value-type="string" office:string-value="92">
            <text:p>9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90]&lt;&gt;1;[.AH90];0)" office:value-type="string" office:string-value="93">
            <text:p>93</text:p>
          </table:table-cell>
          <table:table-cell table:style-name="ce15" office:value-type="string">
            <text:p>93</text:p>
          </table:table-cell>
          <table:table-cell table:style-name="ce16" table:formula="of:=COUNTA([.Z90:.AE90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0];1)" office:value-type="float" office:value="0">
            <text:p>#VALUE!</text:p>
          </table:table-cell>
          <table:table-cell table:formula="of:=IF(ISERROR([.AG90]);[.X90];LEFT([.X90];[.AG90]-1))" office:value-type="string" office:string-value="93">
            <text:p>93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91]&lt;&gt;1;[.AH91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Z91:.AE91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1];1)" office:value-type="float" office:value="3">
            <text:p>3</text:p>
          </table:table-cell>
          <table:table-cell table:formula="of:=IF(ISERROR([.AG91]);[.X91];LEFT([.X91];[.AG91]-1))" office:value-type="string" office:string-value="98">
            <text:p>98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92]&lt;&gt;1;[.AH92];0)" office:value-type="string" office:string-value="176">
            <text:p>176</text:p>
          </table:table-cell>
          <table:table-cell table:style-name="ce15" office:value-type="string">
            <text:p>176-1:3</text:p>
          </table:table-cell>
          <table:table-cell table:style-name="ce16" table:formula="of:=COUNTA([.Z92:.AE92])" office:value-type="float" office:value="1">
            <text:p>1</text:p>
          </table:table-cell>
          <table:table-cell table:style-name="ce18" office:value-type="string">
            <text:p>2020年11月19日0:29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2];1)" office:value-type="float" office:value="4">
            <text:p>4</text:p>
          </table:table-cell>
          <table:table-cell table:formula="of:=IF(ISERROR([.AG92]);[.X92];LEFT([.X92];[.AG92]-1))" office:value-type="string" office:string-value="176">
            <text:p>176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93]&lt;&gt;1;[.AH93];0)" office:value-type="float" office:value="0">
            <text:p>0</text:p>
          </table:table-cell>
          <table:table-cell table:style-name="ce15"/>
          <table:table-cell table:style-name="ce16" table:formula="of:=COUNTA([.Z93:.AE9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3];1)" office:value-type="float" office:value="0">
            <text:p>#VALUE!</text:p>
          </table:table-cell>
          <table:table-cell table:formula="of:=IF(ISERROR([.AG93]);[.X93];LEFT([.X93];[.AG93]-1)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94]&lt;&gt;1;[.AH94];0)" office:value-type="float" office:value="0">
            <text:p>0</text:p>
          </table:table-cell>
          <table:table-cell table:style-name="ce15"/>
          <table:table-cell table:style-name="ce16" table:formula="of:=COUNTA([.Z94:.AE9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4];1)" office:value-type="float" office:value="0">
            <text:p>#VALUE!</text:p>
          </table:table-cell>
          <table:table-cell table:formula="of:=IF(ISERROR([.AG94]);[.X94];LEFT([.X94];[.AG94]-1)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95]&lt;&gt;1;[.AH95];0)" office:value-type="float" office:value="0">
            <text:p>0</text:p>
          </table:table-cell>
          <table:table-cell table:style-name="ce15"/>
          <table:table-cell table:style-name="ce16" table:formula="of:=COUNTA([.Z95:.AE9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5];1)" office:value-type="float" office:value="0">
            <text:p>#VALUE!</text:p>
          </table:table-cell>
          <table:table-cell table:formula="of:=IF(ISERROR([.AG95]);[.X95];LEFT([.X95];[.AG95]-1)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96]&lt;&gt;1;[.AH96];0)" office:value-type="float" office:value="0">
            <text:p>0</text:p>
          </table:table-cell>
          <table:table-cell table:style-name="ce15"/>
          <table:table-cell table:style-name="ce16" table:formula="of:=COUNTA([.Z96:.AE9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6];1)" office:value-type="float" office:value="0">
            <text:p>#VALUE!</text:p>
          </table:table-cell>
          <table:table-cell table:formula="of:=IF(ISERROR([.AG96]);[.X96];LEFT([.X96];[.AG96]-1)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19T00:56:10">
            <text:p>2020/11/19 0:56</text:p>
          </table:table-cell>
          <table:table-cell table:formula="of:=NOW()" office:value-type="date" office:date-value="2020-11-19T00:56:10">
            <text:p>2020/11/19 0:56</text:p>
          </table:table-cell>
          <table:table-cell table:formula="of:=NOW()" office:value-type="date" office:date-value="2020-11-19T00:56:10">
            <text:p>2020/11/19 0:56</text:p>
          </table:table-cell>
          <table:table-cell table:formula="of:=NOW()" office:value-type="date" office:date-value="2020-11-19T00:56:10">
            <text:p>2020/11/19 0:56</text:p>
          </table:table-cell>
          <table:table-cell table:formula="of:=NOW()" office:value-type="date" office:date-value="2020-11-19T00:56:10">
            <text:p>2020/11/19 0:56</text:p>
          </table:table-cell>
          <table:table-cell table:formula="of:=NOW()" office:value-type="date" office:date-value="2020-11-19T00:56:10">
            <text:p>2020/11/19 0:56</text:p>
          </table:table-cell>
          <table:table-cell table:number-columns-repeated="2" office:value-type="string">
            <text:p>*</text:p>
          </table:table-cell>
          <table:table-cell table:formula="of:=IF(ISERROR([.AG97]);[.X97];LEFT([.X97];[.AG97]-1)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1017"/>
        </table:table-row>
        <table:table-row table:style-name="ro5">
          <table:table-cell/>
          <table:table-cell table:number-columns-repeated="8" office:value-type="string">
            <text:p>*</text:p>
          </table:table-cell>
          <table:table-cell table:number-columns-repeated="14"/>
          <table:table-cell office:value-type="string">
            <text:p>3 items</text:p>
          </table:table-cell>
          <table:table-cell table:number-columns-repeated="993"/>
        </table:table-row>
        <table:table-row table:style-name="ro5">
          <table:table-cell/>
          <table:table-cell office:value-type="string">
            <text:p>3 items</text:p>
          </table:table-cell>
          <table:table-cell table:number-columns-repeated="21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X100];1)" office:value-type="float" office:value="0">
            <text:p>#VALUE!</text:p>
          </table:table-cell>
          <table:table-cell table:formula="of:=IF(ISERROR([.AG100]);[.X100];LEFT([.X100];[.AG100]-1))" office:value-type="string" office:string-value="id">
            <text:p>id</text:p>
          </table:table-cell>
          <table:table-cell table:number-columns-repeated="983"/>
        </table:table-row>
        <table:table-row table:style-name="ro5">
          <table:table-cell/>
          <table:table-cell table:style-name="ce2" table:formula="of:=CONCATENATE(&quot;max id=&quot;;MAX([.C102:.I115]))" office:value-type="string" office:string-value="max id=22">
            <office:annotation office:display="true" draw:style-name="gr3" draw:text-style-name="P1" svg:width="8.776cm" svg:height="3.235cm" svg:x="10.545cm" svg:y="54.114cm" draw:caption-point-x="-5.503cm" draw:caption-point-y="3.58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2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2"/>
          <table:table-cell table:formula="of:=IF([.AH101]&lt;&gt;1;[.AH101];0)" office:value-type="float" office:value="13">
            <text:p>13</text:p>
          </table:table-cell>
          <table:table-cell table:style-name="ce15" office:value-type="float" office:value="13">
            <text:p>13</text:p>
          </table:table-cell>
          <table:table-cell table:style-name="ce16" table:formula="of:=COUNTA([.Z101:.AE10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01];1)" office:value-type="float" office:value="0">
            <text:p>#VALUE!</text:p>
          </table:table-cell>
          <table:table-cell table:formula="of:=IF(ISERROR([.AG101]);[.X101];LEFT([.X101];[.AG101]-1))" office:value-type="float" office:value="13">
            <text:p>13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B+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7">
            <text:p>17</text:p>
          </table:table-cell>
          <table:table-cell table:style-name="ce7"/>
          <table:table-cell office:value-type="string">
            <text:p>*</text:p>
          </table:table-cell>
          <table:table-cell table:number-columns-repeated="12"/>
          <table:table-cell table:formula="of:=IF([.AH102]&lt;&gt;1;[.AH102];0)" office:value-type="string" office:string-value="14">
            <text:p>14</text:p>
          </table:table-cell>
          <table:table-cell table:style-name="ce15" office:value-type="string">
            <text:p>14</text:p>
          </table:table-cell>
          <table:table-cell table:style-name="ce16" table:formula="of:=COUNTA([.Z102:.AE10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02];1)" office:value-type="float" office:value="0">
            <text:p>#VALUE!</text:p>
          </table:table-cell>
          <table:table-cell table:formula="of:=IF(ISERROR([.AG102]);[.X102];LEFT([.X102];[.AG102]-1))" office:value-type="string" office:string-value="14">
            <text:p>14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B+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03]&lt;&gt;1;[.AH103];0)" office:value-type="string" office:string-value="14">
            <text:p>14</text:p>
          </table:table-cell>
          <table:table-cell table:style-name="ce15" office:value-type="string">
            <text:p>14-4:4.5:0.5</text:p>
          </table:table-cell>
          <table:table-cell table:style-name="ce16" table:formula="of:=COUNTA([.Z103:.AE103])" office:value-type="float" office:value="1">
            <text:p>1</text:p>
          </table:table-cell>
          <table:table-cell table:style-name="ce18" office:value-type="string">
            <text:p>2020年10月7日23:22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3];1)" office:value-type="float" office:value="3">
            <text:p>3</text:p>
          </table:table-cell>
          <table:table-cell table:formula="of:=IF(ISERROR([.AG103]);[.X103];LEFT([.X103];[.AG103]-1))" office:value-type="string" office:string-value="14">
            <text:p>14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B+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04]&lt;&gt;1;[.AH104];0)" office:value-type="string" office:string-value="15">
            <text:p>15</text:p>
          </table:table-cell>
          <table:table-cell table:style-name="ce15" office:value-type="string">
            <text:p>15</text:p>
          </table:table-cell>
          <table:table-cell table:style-name="ce16" table:formula="of:=COUNTA([.Z104:.AE104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4];1)" office:value-type="float" office:value="0">
            <text:p>#VALUE!</text:p>
          </table:table-cell>
          <table:table-cell table:formula="of:=IF(ISERROR([.AG104]);[.X104];LEFT([.X104];[.AG104]-1))" office:value-type="string" office:string-value="15">
            <text:p>15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C+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05]&lt;&gt;1;[.AH105];0)" office:value-type="string" office:string-value="15">
            <text:p>15</text:p>
          </table:table-cell>
          <table:table-cell table:style-name="ce15" office:value-type="string">
            <text:p>15-2:1:1</text:p>
          </table:table-cell>
          <table:table-cell table:style-name="ce16" table:formula="of:=COUNTA([.Z105:.AE105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5];1)" office:value-type="float" office:value="3">
            <text:p>3</text:p>
          </table:table-cell>
          <table:table-cell table:formula="of:=IF(ISERROR([.AG105]);[.X105];LEFT([.X105];[.AG105]-1))" office:value-type="string" office:string-value="15">
            <text:p>15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C+Q</text:p>
          </table:table-cell>
          <table:table-cell table:style-name="ce7" table:number-columns-repeated="4"/>
          <table:table-cell table:style-name="ce7" office:value-type="float" office:value="16">
            <text:p>16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06]&lt;&gt;1;[.AH106];0)" office:value-type="string" office:string-value="16">
            <text:p>16</text:p>
          </table:table-cell>
          <table:table-cell table:style-name="ce15" office:value-type="string">
            <text:p>16-1:1:2</text:p>
          </table:table-cell>
          <table:table-cell table:style-name="ce16" table:formula="of:=COUNTA([.Z106:.AE10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6];1)" office:value-type="float" office:value="3">
            <text:p>3</text:p>
          </table:table-cell>
          <table:table-cell table:formula="of:=IF(ISERROR([.AG106]);[.X106];LEFT([.X106];[.AG106]-1))" office:value-type="string" office:string-value="16">
            <text:p>16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C+K</text:p>
          </table:table-cell>
          <table:table-cell table:style-name="ce7" table:number-columns-repeated="4"/>
          <table:table-cell table:style-name="ce7" office:value-type="float" office:value="18">
            <text:p>18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07]&lt;&gt;1;[.AH107];0)" office:value-type="string" office:string-value="17">
            <text:p>17</text:p>
          </table:table-cell>
          <table:table-cell table:style-name="ce15" office:value-type="string">
            <text:p>17-2:1:1</text:p>
          </table:table-cell>
          <table:table-cell table:style-name="ce16" table:formula="of:=COUNTA([.Z107:.AE107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7];1)" office:value-type="float" office:value="3">
            <text:p>3</text:p>
          </table:table-cell>
          <table:table-cell table:formula="of:=IF(ISERROR([.AG107]);[.X107];LEFT([.X107];[.AG107]-1))" office:value-type="string" office:string-value="17">
            <text:p>17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D+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08]&lt;&gt;1;[.AH108];0)" office:value-type="string" office:string-value="18">
            <text:p>18</text:p>
          </table:table-cell>
          <table:table-cell table:style-name="ce15" office:value-type="string">
            <text:p>18-1:1:2</text:p>
          </table:table-cell>
          <table:table-cell table:style-name="ce16" table:formula="of:=COUNTA([.Z108:.AE108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8];1)" office:value-type="float" office:value="3">
            <text:p>3</text:p>
          </table:table-cell>
          <table:table-cell table:formula="of:=IF(ISERROR([.AG108]);[.X108];LEFT([.X108];[.AG108]-1))" office:value-type="string" office:string-value="18">
            <text:p>18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D G</text:p>
          </table:table-cell>
          <table:table-cell table:style-name="ce7" table:number-columns-repeated="4"/>
          <table:table-cell table:style-name="ce7" office:value-type="float" office:value="15">
            <text:p>15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09]&lt;&gt;1;[.AH109];0)" office:value-type="string" office:string-value="21">
            <text:p>21</text:p>
          </table:table-cell>
          <table:table-cell table:style-name="ce15" office:value-type="string">
            <text:p>21-1:1:2</text:p>
          </table:table-cell>
          <table:table-cell table:style-name="ce16" table:formula="of:=COUNTA([.Z109:.AE109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9];1)" office:value-type="float" office:value="3">
            <text:p>3</text:p>
          </table:table-cell>
          <table:table-cell table:formula="of:=IF(ISERROR([.AG109]);[.X109];LEFT([.X109];[.AG109]-1))" office:value-type="string" office:string-value="21">
            <text:p>21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K Q</text:p>
          </table:table-cell>
          <table:table-cell table:style-name="ce7" table:number-columns-repeated="4"/>
          <table:table-cell table:style-name="ce7" office:value-type="float" office:value="19">
            <text:p>19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10]&lt;&gt;1;[.AH110];0)" office:value-type="string" office:string-value="22">
            <text:p>22</text:p>
          </table:table-cell>
          <table:table-cell table:style-name="ce15" office:value-type="string">
            <text:p>22-1:1:2</text:p>
          </table:table-cell>
          <table:table-cell table:style-name="ce16" table:formula="of:=COUNTA([.Z110:.AE110])" office:value-type="float" office:value="2">
            <text:p>2</text:p>
          </table:table-cell>
          <table:table-cell table:style-name="ce18" office:value-type="string">
            <text:p>2020年11月15日1:02:22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110];1)" office:value-type="float" office:value="3">
            <text:p>3</text:p>
          </table:table-cell>
          <table:table-cell table:formula="of:=IF(ISERROR([.AG110]);[.X110];LEFT([.X110];[.AG110]-1))" office:value-type="string" office:string-value="22">
            <text:p>22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K R</text:p>
          </table:table-cell>
          <table:table-cell table:style-name="ce7" table:number-columns-repeated="4"/>
          <table:table-cell table:style-name="ce7" office:value-type="float" office:value="20">
            <text:p>2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11]&lt;&gt;1;[.AH111];0)" office:value-type="float" office:value="0">
            <text:p>0</text:p>
          </table:table-cell>
          <table:table-cell table:style-name="ce15"/>
          <table:table-cell table:style-name="ce16" table:formula="of:=COUNTA([.Z111:.AE11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1];1)" office:value-type="float" office:value="0">
            <text:p>#VALUE!</text:p>
          </table:table-cell>
          <table:table-cell table:formula="of:=IF(ISERROR([.AG111]);[.X111];LEFT([.X111];[.AG111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K P</text:p>
          </table:table-cell>
          <table:table-cell table:style-name="ce7" table:number-columns-repeated="4"/>
          <table:table-cell table:style-name="ce7" office:value-type="float" office:value="21">
            <text:p>2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12]&lt;&gt;1;[.AH112];0)" office:value-type="float" office:value="0">
            <text:p>0</text:p>
          </table:table-cell>
          <table:table-cell table:style-name="ce15"/>
          <table:table-cell table:style-name="ce16" table:formula="of:=COUNTA([.Z112:.AE11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2];1)" office:value-type="float" office:value="0">
            <text:p>#VALUE!</text:p>
          </table:table-cell>
          <table:table-cell table:formula="of:=IF(ISERROR([.AG112]);[.X112];LEFT([.X112];[.AG112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D K</text:p>
          </table:table-cell>
          <table:table-cell table:style-name="ce7" table:number-columns-repeated="4"/>
          <table:table-cell table:style-name="ce7" office:value-type="float" office:value="22">
            <text:p>2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13]&lt;&gt;1;[.AH113];0)" office:value-type="float" office:value="0">
            <text:p>0</text:p>
          </table:table-cell>
          <table:table-cell table:style-name="ce15"/>
          <table:table-cell table:style-name="ce16" table:formula="of:=COUNTA([.Z113:.AE11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3];1)" office:value-type="float" office:value="0">
            <text:p>#VALUE!</text:p>
          </table:table-cell>
          <table:table-cell table:formula="of:=IF(ISERROR([.AG113]);[.X113];LEFT([.X113];[.AG113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14]&lt;&gt;1;[.AH114];0)" office:value-type="float" office:value="0">
            <text:p>0</text:p>
          </table:table-cell>
          <table:table-cell table:style-name="ce15"/>
          <table:table-cell table:style-name="ce16" table:formula="of:=COUNTA([.Z114:.AE11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4];1)" office:value-type="float" office:value="0">
            <text:p>#VALUE!</text:p>
          </table:table-cell>
          <table:table-cell table:formula="of:=IF(ISERROR([.AG114]);[.X114];LEFT([.X114];[.AG114]-1))" office:value-type="float" office:value="0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number-columns-repeated="3" office:value-type="string">
            <text:p>*</text:p>
          </table:table-cell>
          <table:table-cell table:formula="of:=NOW()" office:value-type="date" office:date-value="2020-11-19T00:56:03.1">
            <text:p>2020/11/19 0:56</text:p>
          </table:table-cell>
          <table:table-cell table:formula="of:=NOW()" office:value-type="date" office:date-value="2020-11-19T00:56:03.1">
            <text:p>2020/11/19 0:56</text:p>
          </table:table-cell>
          <table:table-cell table:formula="of:=NOW()" office:value-type="date" office:date-value="2020-11-19T00:56:03.1">
            <text:p>2020/11/19 0:56</text:p>
          </table:table-cell>
          <table:table-cell table:formula="of:=NOW()" office:value-type="date" office:date-value="2020-11-19T00:56:03.1">
            <text:p>2020/11/19 0:56</text:p>
          </table:table-cell>
          <table:table-cell table:formula="of:=NOW()" office:value-type="date" office:date-value="2020-11-19T00:56:03.1">
            <text:p>2020/11/19 0:56</text:p>
          </table:table-cell>
          <table:table-cell table:formula="of:=NOW()" office:value-type="date" office:date-value="2020-11-19T00:56:03.1">
            <text:p>2020/11/19 0:5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01]" office:value-type="string" office:string-value="max id=22">
            <text:p>max id=22</text:p>
          </table:table-cell>
          <table:table-cell table:number-columns-repeated="1007"/>
        </table:table-row>
        <table:table-row table:style-name="ro2">
          <table:table-cell table:number-columns-repeated="23"/>
          <table:table-cell office:value-type="string">
            <text:p>4 items</text:p>
          </table:table-cell>
          <table:table-cell table:number-columns-repeated="993"/>
        </table:table-row>
        <table:table-row table:style-name="ro5">
          <table:table-cell/>
          <table:table-cell office:value-type="string">
            <text:p>4 items</text:p>
          </table:table-cell>
          <table:table-cell table:number-columns-repeated="21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X118];1)" office:value-type="float" office:value="0">
            <text:p>#VALUE!</text:p>
          </table:table-cell>
          <table:table-cell table:formula="of:=IF(ISERROR([.AG118]);[.X118];LEFT([.X118];[.AG118]-1))" office:value-type="string" office:string-value="id">
            <text:p>id</text:p>
          </table:table-cell>
          <table:table-cell table:number-columns-repeated="983"/>
        </table:table-row>
        <table:table-row table:style-name="ro5">
          <table:table-cell/>
          <table:table-cell table:style-name="ce2" table:formula="of:=CONCATENATE(&quot;max id=&quot;;MAX([.C120:.I133]))" office:value-type="string" office:string-value="max id=1">
            <office:annotation office:display="true" draw:style-name="gr3" draw:text-style-name="P1" svg:width="8.776cm" svg:height="3.235cm" svg:x="17.434cm" svg:y="67.798cm" draw:caption-point-x="-12.392cm" draw:caption-point-y="0.35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2"/>
          <table:table-cell table:formula="of:=IF([.AH119]&lt;&gt;1;[.AH119];0)" office:value-type="string" office:string-value="1">
            <text:p>1</text:p>
          </table:table-cell>
          <table:table-cell table:style-name="ce15" office:value-type="string">
            <text:p>1-1:1:1:2</text:p>
          </table:table-cell>
          <table:table-cell table:style-name="ce16" table:formula="of:=COUNTA([.Z119:.AE119])" office:value-type="float" office:value="1">
            <text:p>1</text:p>
          </table:table-cell>
          <table:table-cell table:style-name="ce18" office:value-type="string">
            <text:p>2020年11月19日0:29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19];1)" office:value-type="float" office:value="2">
            <text:p>2</text:p>
          </table:table-cell>
          <table:table-cell table:formula="of:=IF(ISERROR([.AG119]);[.X119];LEFT([.X119];[.AG119]-1))" office:value-type="string" office:string-value="1">
            <text:p>1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D K S</text:p>
          </table:table-cell>
          <table:table-cell table:style-name="ce10" table:number-columns-repeated="2"/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20]&lt;&gt;1;[.AH120];0)" office:value-type="float" office:value="0">
            <text:p>0</text:p>
          </table:table-cell>
          <table:table-cell table:style-name="ce15"/>
          <table:table-cell table:style-name="ce16" table:formula="of:=COUNTA([.Z120:.AE1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0];1)" office:value-type="float" office:value="0">
            <text:p>#VALUE!</text:p>
          </table:table-cell>
          <table:table-cell table:formula="of:=IF(ISERROR([.AG120]);[.X120];LEFT([.X120];[.AG120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1]&lt;&gt;1;[.AH121];0)" office:value-type="float" office:value="0">
            <text:p>0</text:p>
          </table:table-cell>
          <table:table-cell table:style-name="ce15"/>
          <table:table-cell table:style-name="ce16" table:formula="of:=COUNTA([.Z121:.AE12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1];1)" office:value-type="float" office:value="0">
            <text:p>#VALUE!</text:p>
          </table:table-cell>
          <table:table-cell table:formula="of:=IF(ISERROR([.AG121]);[.X121];LEFT([.X121];[.AG121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2]&lt;&gt;1;[.AH122];0)" office:value-type="float" office:value="0">
            <text:p>0</text:p>
          </table:table-cell>
          <table:table-cell table:style-name="ce15"/>
          <table:table-cell table:style-name="ce16" table:formula="of:=COUNTA([.Z122:.AE12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2];1)" office:value-type="float" office:value="0">
            <text:p>#VALUE!</text:p>
          </table:table-cell>
          <table:table-cell table:formula="of:=IF(ISERROR([.AG122]);[.X122];LEFT([.X122];[.AG122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3]&lt;&gt;1;[.AH123];0)" office:value-type="float" office:value="0">
            <text:p>0</text:p>
          </table:table-cell>
          <table:table-cell table:style-name="ce15"/>
          <table:table-cell table:style-name="ce16" table:formula="of:=COUNTA([.Z123:.AE1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3];1)" office:value-type="float" office:value="0">
            <text:p>#VALUE!</text:p>
          </table:table-cell>
          <table:table-cell table:formula="of:=IF(ISERROR([.AG123]);[.X123];LEFT([.X123];[.AG123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4]&lt;&gt;1;[.AH124];0)" office:value-type="float" office:value="0">
            <text:p>0</text:p>
          </table:table-cell>
          <table:table-cell table:style-name="ce15"/>
          <table:table-cell table:style-name="ce16" table:formula="of:=COUNTA([.Z124:.AE1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4];1)" office:value-type="float" office:value="0">
            <text:p>#VALUE!</text:p>
          </table:table-cell>
          <table:table-cell table:formula="of:=IF(ISERROR([.AG124]);[.X124];LEFT([.X124];[.AG124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5]&lt;&gt;1;[.AH125];0)" office:value-type="float" office:value="0">
            <text:p>0</text:p>
          </table:table-cell>
          <table:table-cell table:style-name="ce15"/>
          <table:table-cell table:style-name="ce16" table:formula="of:=COUNTA([.Z125:.AE1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5];1)" office:value-type="float" office:value="0">
            <text:p>#VALUE!</text:p>
          </table:table-cell>
          <table:table-cell table:formula="of:=IF(ISERROR([.AG125]);[.X125];LEFT([.X125];[.AG125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6]&lt;&gt;1;[.AH126];0)" office:value-type="float" office:value="0">
            <text:p>0</text:p>
          </table:table-cell>
          <table:table-cell table:style-name="ce15"/>
          <table:table-cell table:style-name="ce16" table:formula="of:=COUNTA([.Z126:.AE1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6];1)" office:value-type="float" office:value="0">
            <text:p>#VALUE!</text:p>
          </table:table-cell>
          <table:table-cell table:formula="of:=IF(ISERROR([.AG126]);[.X126];LEFT([.X126];[.AG126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7]&lt;&gt;1;[.AH127];0)" office:value-type="float" office:value="0">
            <text:p>0</text:p>
          </table:table-cell>
          <table:table-cell table:style-name="ce15"/>
          <table:table-cell table:style-name="ce16" table:formula="of:=COUNTA([.Z127:.AE1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7];1)" office:value-type="float" office:value="0">
            <text:p>#VALUE!</text:p>
          </table:table-cell>
          <table:table-cell table:formula="of:=IF(ISERROR([.AG127]);[.X127];LEFT([.X127];[.AG127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8]&lt;&gt;1;[.AH128];0)" office:value-type="float" office:value="0">
            <text:p>0</text:p>
          </table:table-cell>
          <table:table-cell table:style-name="ce15"/>
          <table:table-cell table:style-name="ce16" table:formula="of:=COUNTA([.Z128:.AE1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8];1)" office:value-type="float" office:value="0">
            <text:p>#VALUE!</text:p>
          </table:table-cell>
          <table:table-cell table:formula="of:=IF(ISERROR([.AG128]);[.X128];LEFT([.X128];[.AG128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9]&lt;&gt;1;[.AH129];0)" office:value-type="float" office:value="0">
            <text:p>0</text:p>
          </table:table-cell>
          <table:table-cell table:style-name="ce15"/>
          <table:table-cell table:style-name="ce16" table:formula="of:=COUNTA([.Z129:.AE1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9];1)" office:value-type="float" office:value="0">
            <text:p>#VALUE!</text:p>
          </table:table-cell>
          <table:table-cell table:formula="of:=IF(ISERROR([.AG129]);[.X129];LEFT([.X129];[.AG129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30]&lt;&gt;1;[.AH130];0)" office:value-type="float" office:value="0">
            <text:p>0</text:p>
          </table:table-cell>
          <table:table-cell table:style-name="ce15"/>
          <table:table-cell table:style-name="ce16" table:formula="of:=COUNTA([.Z130:.AE1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0];1)" office:value-type="float" office:value="0">
            <text:p>#VALUE!</text:p>
          </table:table-cell>
          <table:table-cell table:formula="of:=IF(ISERROR([.AG130]);[.X130];LEFT([.X130];[.AG130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31]&lt;&gt;1;[.AH131];0)" office:value-type="float" office:value="0">
            <text:p>0</text:p>
          </table:table-cell>
          <table:table-cell table:style-name="ce15"/>
          <table:table-cell table:style-name="ce16" table:formula="of:=COUNTA([.Z131:.AE13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1];1)" office:value-type="float" office:value="0">
            <text:p>#VALUE!</text:p>
          </table:table-cell>
          <table:table-cell table:formula="of:=IF(ISERROR([.AG131]);[.X131];LEFT([.X131];[.AG131]-1))" office:value-type="float" office:value="0">
            <text:p>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32]&lt;&gt;1;[.AH132];0)" office:value-type="float" office:value="0">
            <text:p>0</text:p>
          </table:table-cell>
          <table:table-cell table:style-name="ce15"/>
          <table:table-cell table:style-name="ce16" table:formula="of:=COUNTA([.Z132:.AE13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2];1)" office:value-type="float" office:value="0">
            <text:p>#VALUE!</text:p>
          </table:table-cell>
          <table:table-cell table:formula="of:=IF(ISERROR([.AG132]);[.X132];LEFT([.X132];[.AG132]-1))" office:value-type="float" office:value="0">
            <text:p>0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number-columns-repeated="3" office:value-type="string">
            <text:p>*</text:p>
          </table:table-cell>
          <table:table-cell table:formula="of:=NOW()" office:value-type="date" office:date-value="2020-11-19T00:56:03.1">
            <text:p>2020/11/19 0:56</text:p>
          </table:table-cell>
          <table:table-cell table:formula="of:=NOW()" office:value-type="date" office:date-value="2020-11-19T00:56:03.1">
            <text:p>2020/11/19 0:56</text:p>
          </table:table-cell>
          <table:table-cell table:formula="of:=NOW()" office:value-type="date" office:date-value="2020-11-19T00:56:03.1">
            <text:p>2020/11/19 0:56</text:p>
          </table:table-cell>
          <table:table-cell table:formula="of:=NOW()" office:value-type="date" office:date-value="2020-11-19T00:56:03.1">
            <text:p>2020/11/19 0:56</text:p>
          </table:table-cell>
          <table:table-cell table:formula="of:=NOW()" office:value-type="date" office:date-value="2020-11-19T00:56:03.12">
            <text:p>2020/11/19 0:56</text:p>
          </table:table-cell>
          <table:table-cell table:formula="of:=NOW()" office:value-type="date" office:date-value="2020-11-19T00:56:03.12">
            <text:p>2020/11/19 0:5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19]" office:value-type="string" office:string-value="max id=1">
            <text:p>max id=1</text:p>
          </table:table-cell>
          <table:table-cell table:number-columns-repeated="1007"/>
        </table:table-row>
        <table:table-row table:style-name="ro2" table:number-rows-repeated="1048441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20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20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20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20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20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20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20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20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20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20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20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20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20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20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20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20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20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76cm" draw:caption-point-x="-4.122cm" draw:caption-point-y="5.63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20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79">
            <text:p>79</text:p>
          </table:table-cell>
          <table:table-cell table:style-name="ce7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4">
          <table:table-cell/>
          <table:table-cell table:style-name="ce3" office:value-type="string">
            <text:p>A*B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8">
            <text:p>6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0">
            <text:p>70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7" table:number-columns-repeated="4"/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72">
            <text:p>72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7"/>
          <table:table-cell table:style-name="ce7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9T00:56:10.11">
            <text:p>2020/11/19 0:56</text:p>
          </table:table-cell>
          <table:table-cell table:formula="of:=NOW()" office:value-type="date" office:date-value="2020-11-19T00:56:10.11">
            <text:p>2020/11/19 0:56</text:p>
          </table:table-cell>
          <table:table-cell table:formula="of:=NOW()" office:value-type="date" office:date-value="2020-11-19T00:56:10.11">
            <text:p>2020/11/19 0:56</text:p>
          </table:table-cell>
          <table:table-cell table:formula="of:=NOW()" office:value-type="date" office:date-value="2020-11-19T00:56:10.11">
            <text:p>2020/11/19 0:56</text:p>
          </table:table-cell>
          <table:table-cell table:formula="of:=NOW()" office:value-type="date" office:date-value="2020-11-19T00:56:10.11">
            <text:p>2020/11/19 0:56</text:p>
          </table:table-cell>
          <table:table-cell table:formula="of:=NOW()" office:value-type="date" office:date-value="2020-11-19T00:56:10.11">
            <text:p>2020/11/19 0:5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7" table:number-columns-repeated="6"/>
          <table:table-cell table:style-name="ce7" office:value-type="float" office:value="22">
            <text:p>2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74">
            <text:p>74</text:p>
          </table:table-cell>
          <table:table-cell table:style-name="ce7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7" table:number-columns-repeated="8"/>
          <table:table-cell table:style-name="ce7" office:value-type="float" office:value="24">
            <text:p>24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76">
            <text:p>76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20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7" table:number-columns-repeated="10"/>
          <table:table-cell table:style-name="ce7" office:value-type="float" office:value="47">
            <text:p>47</text:p>
          </table:table-cell>
          <table:table-cell table:style-name="ce7" office:value-type="float" office:value="78">
            <text:p>7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20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20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9T00:56:10.11">
            <text:p>2020/11/19 0:56</text:p>
          </table:table-cell>
          <table:table-cell table:formula="of:=NOW()" office:value-type="date" office:date-value="2020-11-19T00:56:10.11">
            <text:p>2020/11/19 0:56</text:p>
          </table:table-cell>
          <table:table-cell table:formula="of:=NOW()" office:value-type="date" office:date-value="2020-11-19T00:56:10.11">
            <text:p>2020/11/19 0:56</text:p>
          </table:table-cell>
          <table:table-cell table:formula="of:=NOW()" office:value-type="date" office:date-value="2020-11-19T00:56:10.11">
            <text:p>2020/11/19 0:56</text:p>
          </table:table-cell>
          <table:table-cell table:formula="of:=NOW()" office:value-type="date" office:date-value="2020-11-19T00:56:10.11">
            <text:p>2020/11/19 0:56</text:p>
          </table:table-cell>
          <table:table-cell table:formula="of:=NOW()" office:value-type="date" office:date-value="2020-11-19T00:56:10.11">
            <text:p>2020/11/19 0:5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19cm" draw:caption-point-x="-5.503cm" draw:caption-point-y="3.58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19" office:value-type="string">
            <text:p>A*D</text:p>
          </table:table-cell>
          <table:table-cell table:style-name="ce19" office:value-type="string">
            <text:p>A*E</text:p>
          </table:table-cell>
          <table:table-cell table:style-name="ce19" office:value-type="string">
            <text:p>A*F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A*L</text:p>
          </table:table-cell>
          <table:table-cell table:style-name="ce1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'2'.W101:'2'.AH1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9">2020/11/19</text:date>, <text:time>00:56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19T00:56:09.78</dc:date>
    <dc:creator>iwabuchi ken</dc:creator>
    <meta:editing-duration>P1DT2H23M17S</meta:editing-duration>
    <meta:editing-cycles>190</meta:editing-cycles>
    <meta:generator>OpenOffice/4.1.3$Win32 OpenOffice.org_project/413m1$Build-9783</meta:generator>
    <meta:document-statistic meta:table-count="3" meta:cell-count="1647" meta:object-count="0"/>
  </office:meta>
</office:document-meta>
</file>